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1c166e" officeooo:paragraph-rsid="0002890b"/>
    </style:style>
    <style:style style:name="P2" style:family="paragraph" style:parent-style-name="Standard">
      <style:text-properties style:font-name="Liberation Sans" fo:font-weight="bold" officeooo:rsid="001c166e" officeooo:paragraph-rsid="0002890b" style:font-weight-asian="bold" style:font-weight-complex="bold"/>
    </style:style>
    <style:style style:name="P3" style:family="paragraph" style:parent-style-name="Standard">
      <style:text-properties style:font-name="Liberation Sans" fo:font-style="italic" style:text-underline-style="none" officeooo:rsid="00119262" officeooo:paragraph-rsid="0002890b" style:font-style-asian="italic" style:font-style-complex="italic"/>
    </style:style>
    <style:style style:name="P4" style:family="paragraph" style:parent-style-name="Standard">
      <style:text-properties style:font-name="Liberation Sans" fo:font-style="italic" style:text-underline-style="none" officeooo:rsid="000336b6" officeooo:paragraph-rsid="000336b6" style:font-style-asian="italic" style:font-style-complex="italic"/>
    </style:style>
    <style:style style:name="P5" style:family="paragraph" style:parent-style-name="Standard">
      <style:text-properties style:font-name="Liberation Sans" fo:font-style="italic" style:text-underline-style="none" officeooo:rsid="0002890b" officeooo:paragraph-rsid="0002890b" style:font-style-asian="italic" style:font-style-complex="italic"/>
    </style:style>
    <style:style style:name="P6" style:family="paragraph" style:parent-style-name="Standard">
      <style:text-properties style:font-name="Liberation Sans" fo:font-style="normal" style:text-underline-style="none" officeooo:rsid="00119262" officeooo:paragraph-rsid="0002890b" style:font-style-asian="normal" style:font-style-complex="normal"/>
    </style:style>
    <style:style style:name="P7" style:family="paragraph" style:parent-style-name="Standard">
      <style:text-properties style:font-name="Liberation Sans" fo:font-style="normal" style:text-underline-style="none" officeooo:rsid="0002890b" officeooo:paragraph-rsid="0002890b" style:font-style-asian="normal" style:font-style-complex="normal"/>
    </style:style>
    <style:style style:name="P8" style:family="paragraph" style:parent-style-name="Standard">
      <style:text-properties style:font-name="Liberation Sans" fo:font-style="normal" style:text-underline-style="none" officeooo:rsid="000336b6" officeooo:paragraph-rsid="000336b6" style:font-style-asian="normal" style:font-style-complex="normal"/>
    </style:style>
    <style:style style:name="P9" style:family="paragraph" style:parent-style-name="Standard">
      <style:text-properties style:font-name="Liberation Sans" fo:font-style="normal" style:text-underline-style="none" officeooo:rsid="0004b606" officeooo:paragraph-rsid="000619df" style:font-style-asian="normal" style:font-style-complex="normal"/>
    </style:style>
    <style:style style:name="T1" style:family="text">
      <style:text-properties officeooo:rsid="0014d65c"/>
    </style:style>
    <style:style style:name="T2" style:family="text">
      <style:text-properties officeooo:rsid="0002890b"/>
    </style:style>
    <style:style style:name="T3" style:family="text">
      <style:text-properties fo:font-style="normal" style:font-style-asian="normal" style:font-style-complex="normal"/>
    </style:style>
    <style:style style:name="T4" style:family="text">
      <style:text-properties fo:font-style="normal" officeooo:rsid="0002890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Wise</text:p>
      <text:p text:style-name="P1"><text:span text:style-name="T1">October 26</text:span>, 2018</text:p>
      <text:p text:style-name="P1">EECS 373</text:p>
      <text:p text:style-name="P1">Dr. W. Newman</text:p>
      <text:p text:style-name="P1"/>
      <text:p text:style-name="P2">Assignment P<text:span text:style-name="T2">5</text:span></text:p>
      <text:p text:style-name="P1"/>
      <text:p text:style-name="P1"/>
      <text:p text:style-name="P5">Robot push a gear part?</text:p>
      <text:p text:style-name="P6"/>
      <text:p text:style-name="P3"><text:span text:style-name="T3">The framework for the node used in this assignment was pulled from the example </text:span><text:span text:style-name="T4">reactive task commander </text:span><text:span text:style-name="T3">accompanying the irb120 robot files in Part_5. Most of the code is identical, however </text:span><text:span text:style-name="T4">I adjusted the goal positions for each trajectory to allow the robot to push the gear part to a location, rather than just touch it.</text:span></text:p>
      <text:p text:style-name="P7"/>
      <text:p text:style-name="P7">The robot first found the gear part and positioned itself above. Then it positioned itself slightly to the inside of the gear, virtually on the ground. Next it pushed the gear outwards a distance, and finished by raising vertically. The final position is dependent on the original location of the gear part rather than hard coded, so it can be repeated for any position within the reach of the robot without recompiling.</text:p>
      <text:p text:style-name="P7"/>
      <text:p text:style-name="P9">In practice, the robot had difficulty pushing the gear in a straight line, since both the arm and gear are circular. Additionally, neither the gear nor arm slid on the ground very well. Also, since the position of the arm was coded to be proportional to the initial position of the gear, some issues arose if the gear was too close or too far. However, the overall objective was achieved, though there was little to no accuracy possible pushing the gear in this manner. </text:p>
      <text:p text:style-name="P7"/>
      <text:p text:style-name="P7">A .mp4 file was recorded demonstrating this.</text:p>
      <text:p text:style-name="P7"/>
      <text:p text:style-name="P4"><text:span text:style-name="T3">Link to source files on github: </text:span><text:a xlink:type="simple" xlink:href="https://github.com/jswise23/EECS_373/tree/master/jsw107_p5/src" text:style-name="Internet_20_link" text:visited-style-name="Visited_20_Internet_20_Link"><text:span text:style-name="T3">https://github.com/jswise23/EECS_373/tree/master/jsw107_p5/src</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5:46:03.510201425</meta:creation-date>
    <dc:date>2018-10-26T17:18:52.896849679</dc:date>
    <meta:editing-duration>PT25M37S</meta:editing-duration>
    <meta:editing-cycles>3</meta:editing-cycles>
    <meta:generator>LibreOffice/5.1.6.2$Linux_X86_64 LibreOffice_project/10m0$Build-2</meta:generator>
    <meta:document-statistic meta:table-count="0" meta:image-count="0" meta:object-count="0" meta:page-count="1" meta:paragraph-count="11" meta:word-count="243" meta:character-count="1432" meta:non-whitespace-character-count="1199"/>
  </office:meta>
</office:document-meta>
</file>